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d56e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22b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792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2d19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ceb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b6fb0" officeooo:paragraph-rsid="000b6fb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f22b4" officeooo:paragraph-rsid="000f22b4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38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d24f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82f3e" officeooo:paragraph-rsid="00082f3e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a26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b6fb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a26a8" officeooo:paragraph-rsid="000d24f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a85f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d56e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a85f2" officeooo:paragraph-rsid="000f22b4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b6fb0" officeooo:paragraph-rsid="000b6fb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38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d2382" officeooo:paragraph-rsid="000d24f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0d56e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2d193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f22b4" officeooo:paragraph-rsid="000f22b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1792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2d19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17923" officeooo:paragraph-rsid="0013ceb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officeooo:paragraph-rsid="000a26a8"/>
    </style:style>
    <style:style style:name="P3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0d2382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d56e7" officeooo:paragraph-rsid="0013ceb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55b4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55b4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55b45" style:font-size-asian="10.5pt" style:font-weight-asian="bold" style:font-size-complex="12pt" style:font-weight-complex="bold"/>
    </style:style>
    <style:style style:name="T1" style:family="text">
      <style:text-properties fo:font-weight="normal" officeooo:rsid="000a26a8" style:font-size-asian="10.5pt" style:font-weight-asian="normal" style:font-size-complex="12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26a8" style:font-weight-asian="normal" style:font-weight-complex="normal"/>
    </style:style>
    <style:style style:name="T4" style:family="text">
      <style:text-properties fo:font-weight="normal" officeooo:rsid="000a85f2" style:font-weight-asian="normal" style:font-weight-complex="normal"/>
    </style:style>
    <style:style style:name="T5" style:family="text">
      <style:text-properties fo:font-weight="normal" officeooo:rsid="000f22b4" style:font-weight-asian="normal" style:font-weight-complex="normal"/>
    </style:style>
    <style:style style:name="T6" style:family="text">
      <style:text-properties style:font-name="Liberation Serif" fo:font-weight="normal" officeooo:rsid="000a26a8" style:font-size-asian="10.5pt" style:font-weight-asian="normal" style:font-size-complex="12pt" style:font-weight-complex="normal"/>
    </style:style>
    <style:style style:name="T7" style:family="text">
      <style:text-properties officeooo:rsid="000d2382"/>
    </style:style>
    <style:style style:name="T8" style:family="text">
      <style:text-properties officeooo:rsid="000a26a8"/>
    </style:style>
    <style:style style:name="T9" style:family="text">
      <style:text-properties officeooo:rsid="000d56e7"/>
    </style:style>
    <style:style style:name="T10" style:family="text">
      <style:text-properties officeooo:rsid="000f22b4"/>
    </style:style>
    <style:style style:name="T11" style:family="text">
      <style:text-properties officeooo:rsid="00117923"/>
    </style:style>
    <style:style style:name="T12" style:family="text">
      <style:text-properties officeooo:rsid="0012d193"/>
    </style:style>
    <style:style style:name="T13" style:family="text">
      <style:text-properties officeooo:rsid="0013ceb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marts<text:tab/>26/09/23</text:p>
      <text:p text:style-name="P11"/>
      <text:p text:style-name="P11">Presentació assignatura</text:p>
      <text:p text:style-name="P13">Comentem web assignatura</text:p>
      <text:p text:style-name="P16">Activem el Classroom d'electricitat</text:p>
      <text:p text:style-name="P13"/>
      <text:p text:style-name="P15">Comencem amb apunts <text:a xlink:type="simple" xlink:href="https://paulinoposada.github.io/web_e/documents/apunts/unitat_1/e_apunts_ud_1_1_gs.pdf"><text:span text:style-name="T8">Unitat 1.1</text:span></text:a> – Introducció</text:p>
      <text:p text:style-name="P13">Comentem fins a 1.6 Mesurament de voltatge i corrent</text:p>
      <text:p text:style-name="P13"/>
      <text:p text:style-name="P13">Baixem al taller a desmuntar calaixos de les taules</text:p>
      <text:p text:style-name="P13"/>
      <text:p text:style-name="P2"/>
      <text:p text:style-name="P2">Dimecres<text:tab/>27/09/23</text:p>
      <text:p text:style-name="P17"><text:a xlink:type="simple" xlink:href="https://paulinoposada.github.io/web_e/documents/apunts/unitat_1/e_apunts_ud_1_1_gs.pdf">Unitat 1.1</text:a></text:p>
      <text:p text:style-name="P17">Comentem 1.7 Direcció convencional del corrent.</text:p>
      <text:p text:style-name="P17"/>
      <text:p text:style-name="P19"><text:a xlink:type="simple" xlink:href="https://paulinoposada.github.io/web_e/documents/apunts/unitat_1/e_apunts_ud_1_2_gs.pdf">Unitat 1.2</text:a></text:p>
      <text:p text:style-name="P17">Comentem</text:p>
      <text:p text:style-name="P32"><text:span text:style-name="T1">1.1 </text:span><text:span text:style-name="T6">Relación entre tensión, corriente y resistencia</text:span></text:p>
      <text:p text:style-name="P17">1.2 Exercicis 1.2-1 i 2</text:p>
      <text:p text:style-name="P17">1.3 Potència elèctrica</text:p>
      <text:p text:style-name="P17">1.5 Resistencias</text:p>
      <text:p text:style-name="P17"/>
      <text:p text:style-name="P17"/>
      <text:p text:style-name="P2">Dijous<text:tab/><text:tab/>28/09/23</text:p>
      <text:p text:style-name="P2"/>
      <text:p text:style-name="P18"><text:a xlink:type="simple" xlink:href="https://paulinoposada.github.io/web_e/documents/apunts/unitat_1/e_apunts_ud_1_2_gs.pdf">Unitat 1.2</text:a></text:p>
      <text:p text:style-name="P18">Comentem</text:p>
      <text:p text:style-name="P9"><text:span text:style-name="T3">1.</text:span><text:span text:style-name="T2">6 No linearittat de la resistència</text:span></text:p>
      <text:p text:style-name="P23">1.7 El cablejat del circuit</text:p>
      <text:p text:style-name="P9"/>
      <text:p text:style-name="P23">Baixem al taller per desmuntar taules i tallar taulers.</text:p>
      <text:p text:style-name="P2"/>
      <text:p text:style-name="P2"/>
      <text:p text:style-name="P2">Divendres<text:tab/> 29/09/23</text:p>
      <text:p text:style-name="P12"/>
      <text:p text:style-name="P20">Comencem amb <text:a xlink:type="simple" xlink:href="https://paulinoposada.github.io/web_e/documents/apunts/unitat_2/e_apunts_ud_2_1_gs.pdf">unitat 2</text:a> “Seguretat en les instal·lacions elèctriques”</text:p>
      <text:p text:style-name="P20"><text:s/>Comentem apartats</text:p>
      <text:p text:style-name="P20">1.1 Efectes fisològics de l'electricitat</text:p>
      <text:p text:style-name="P20">1.2 Toma de terra</text:p>
      <text:p text:style-name="P20">1.3 Llei d'Ohm aplicada a els descàrregues</text:p>
      <text:p text:style-name="P20"/>
      <text:p text:style-name="P20"/>
      <text:p text:style-name="P20"/>
      <text:p text:style-name="P3"/>
      <text:p text:style-name="P33">Dimarts<text:tab/><text:span text:style-name="T7">03</text:span>/<text:span text:style-name="T7">10</text:span>/23</text:p>
      <text:p text:style-name="P14"/>
      <text:p text:style-name="P14">Baixem al taller a desmuntar <text:span text:style-name="T7">material</text:span> taules.</text:p>
      <text:p text:style-name="P14"/>
      <text:p text:style-name="P24">Mesurem fill de coure de 14 m de llargària, R = 6 ohms. Amb la resistivitat del coure calculem secció com a 0,04 mm2 → en un conductor de 1,5 nmm2 hi ha 38 fils de 0,04 mm2.</text:p>
      <text:p text:style-name="P24"/>
      <text:p text:style-name="P25"><text:a xlink:type="simple" xlink:href="https://paulinoposada.github.io/web_e/documents/apunts/unitat_1/e_apunts_ud_1_2_gs.pdf"><text:span text:style-name="T8">Unitat 1.2</text:span></text:a>, <text:s/>comentem apartat 1.4 Resistivitat, propietat física d'un material</text:p>
      <text:p text:style-name="P24"/>
      <text:p text:style-name="P4"/>
      <text:p text:style-name="P4"/>
      <text:p text:style-name="P4">Dim<text:span text:style-name="T9">ecres</text:span><text:tab/><text:span text:style-name="T7">04</text:span>/<text:span text:style-name="T7">10</text:span>/23</text:p>
      <text:p text:style-name="P4"/>
      <text:p text:style-name="P4"><text:a xlink:type="simple" xlink:href="https://paulinoposada.github.io/web_e/documents/apunts/unitat_2/e_apunts_ud_2_1_gs.pdf"><text:span text:style-name="T4">unitat 2</text:span></text:a><text:span text:style-name="T4"> “Seguretat en les instal·lacions elèctriques”</text:span></text:p>
      <text:p text:style-name="P21">Comentem apartats</text:p>
      <text:p text:style-name="P21">1.<text:span text:style-name="T9">4</text:span> <text:span text:style-name="T9">Procediments de seguretat</text:span></text:p>
      <text:p text:style-name="P26">1.5 Resposta a una emergència</text:p>
      <text:p text:style-name="P26">1.6 Causes freqüents d'accidents</text:p>
      <text:p text:style-name="P26">1.7 Disseny de dispositius segurs</text:p>
      <text:p text:style-name="P26">1.8 Utilització del polímetre</text:p>
      <text:p text:style-name="P26"/>
      <text:p text:style-name="P5"/>
      <text:p text:style-name="P5">Di<text:span text:style-name="T10">jous</text:span><text:tab/><text:span text:style-name="T7">05</text:span>/<text:span text:style-name="T7">10</text:span>/23</text:p>
      <text:p text:style-name="P5"/>
      <text:p text:style-name="P5"><text:a xlink:type="simple" xlink:href="https://paulinoposada.github.io/web_e/documents/apunts/unitat_2/e_apunts_ud_2_1_gs.pdf"><text:span text:style-name="T4">unitat 2</text:span></text:a><text:span text:style-name="T4"> </text:span></text:p>
      <text:p text:style-name="P5"><text:span text:style-name="T5">Terminem amb </text:span><text:span text:style-name="T4">“Seguretat en les instal·lacions elèctriques”</text:span></text:p>
      <text:p text:style-name="P5"/>
      <text:p text:style-name="P10"><text:span text:style-name="T4">C</text:span><text:span text:style-name="T2">omencem amb </text:span><text:a xlink:type="simple" xlink:href="https://paulinoposada.github.io/web_e/documents/apunts/unitat_3/e_apunts_ud_3_1_gs.pdf"><text:span text:style-name="T2">unitat 3</text:span></text:a><text:span text:style-name="T2"> “Circuits sèrie i paral·lel”</text:span></text:p>
      <text:p text:style-name="P28">Comentem apartats</text:p>
      <text:p text:style-name="P28">1.1 Què són les connexións sèrie i paral·lel</text:p>
      <text:p text:style-name="P28">1.2 Connexió sèrie senzilla</text:p>
      <text:p text:style-name="P28">1.3 Connexió paral·lel senzilla</text:p>
      <text:p text:style-name="P10"/>
      <text:p text:style-name="P28">Baixem al taller on muntem font d'alimentació d'ordinador amb derivacions a les taules de pràctiques.</text:p>
      <text:p text:style-name="P28"/>
      <text:p text:style-name="P22"/>
      <text:p text:style-name="P6">D<text:span text:style-name="T11">ivendres</text:span><text:tab/><text:span text:style-name="T7">06</text:span>/<text:span text:style-name="T7">10</text:span>/23</text:p>
      <text:p text:style-name="P6"/>
      <text:p text:style-name="P29">Comencem amb la pràctica 1.</text:p>
      <text:p text:style-name="P26"/>
      <text:p text:style-name="P26"/>
      <text:p text:style-name="P7">D<text:span text:style-name="T11">illuns</text:span><text:tab/><text:span text:style-name="T7">09</text:span>/<text:span text:style-name="T7">10</text:span>/23</text:p>
      <text:p text:style-name="P7"/>
      <text:p text:style-name="P30">Co<text:span text:style-name="T12">ntinuem</text:span> amb la pràctica 1.</text:p>
      <text:p text:style-name="P27"/>
      <text:p text:style-name="P27"/>
      <text:p text:style-name="P8">D<text:span text:style-name="T11">imarts</text:span><text:tab/><text:span text:style-name="T13">10</text:span>/<text:span text:style-name="T7">10</text:span>/23</text:p>
      <text:p text:style-name="P8"/>
      <text:p text:style-name="P31">Co<text:span text:style-name="T12">ntinuem</text:span> amb la pràctica 1.</text:p>
      <text:p text:style-name="P34"/>
      <text:p text:style-name="P38">D<text:span text:style-name="T14">imarts</text:span><text:tab/><text:span text:style-name="T15">17</text:span>/<text:span text:style-name="T16">10</text:span>/23</text:p>
      <text:p text:style-name="P37"/>
      <text:p text:style-name="P36">Vaga estudiants.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0-17T20:59:25.100425921</dc:date>
    <meta:editing-duration>PT3M46S</meta:editing-duration>
    <meta:editing-cycles>16</meta:editing-cycles>
    <meta:document-statistic meta:table-count="0" meta:image-count="0" meta:object-count="0" meta:page-count="3" meta:paragraph-count="58" meta:word-count="289" meta:character-count="1894" meta:non-whitespace-character-count="1657"/>
  </office:meta>
</office:document-meta>
</file>